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13c51" officeooo:paragraph-rsid="00013c51"/>
    </style:style>
    <style:style style:name="P2" style:family="paragraph" style:parent-style-name="Preformatted_20_Text">
      <style:text-properties officeooo:rsid="0019954c" officeooo:paragraph-rsid="000204f6"/>
    </style:style>
    <style:style style:name="P3" style:family="paragraph" style:parent-style-name="Preformatted_20_Text">
      <style:text-properties officeooo:rsid="000204f6" officeooo:paragraph-rsid="000204f6"/>
    </style:style>
    <style:style style:name="P4" style:family="paragraph" style:parent-style-name="Preformatted_20_Text">
      <style:text-properties officeooo:rsid="000204f6" officeooo:paragraph-rsid="00027a47"/>
    </style:style>
    <style:style style:name="P5" style:family="paragraph" style:parent-style-name="Preformatted_20_Text">
      <style:text-properties officeooo:rsid="000204f6" officeooo:paragraph-rsid="000393e7"/>
    </style:style>
    <style:style style:name="P6" style:family="paragraph" style:parent-style-name="Preformatted_20_Text">
      <style:text-properties officeooo:rsid="00027a47" officeooo:paragraph-rsid="00027a47"/>
    </style:style>
    <style:style style:name="P7" style:family="paragraph" style:parent-style-name="Preformatted_20_Text">
      <style:text-properties officeooo:rsid="00027a47" officeooo:paragraph-rsid="0003527a"/>
    </style:style>
    <style:style style:name="P8" style:family="paragraph" style:parent-style-name="Preformatted_20_Text">
      <style:text-properties fo:font-weight="bold" officeooo:rsid="00027a47" officeooo:paragraph-rsid="00027a47" style:font-weight-asian="bold" style:font-weight-complex="bold"/>
    </style:style>
    <style:style style:name="P9" style:family="paragraph" style:parent-style-name="Preformatted_20_Text">
      <style:text-properties fo:font-weight="normal" officeooo:rsid="00027a47" officeooo:paragraph-rsid="00027a47" style:font-weight-asian="normal" style:font-weight-complex="normal"/>
    </style:style>
    <style:style style:name="P10" style:family="paragraph" style:parent-style-name="Preformatted_20_Text">
      <style:text-properties fo:font-weight="normal" officeooo:rsid="0003527a" officeooo:paragraph-rsid="0003527a" style:font-weight-asian="normal" style:font-weight-complex="normal"/>
    </style:style>
    <style:style style:name="P11" style:family="paragraph" style:parent-style-name="Preformatted_20_Text">
      <style:text-properties fo:font-weight="normal" officeooo:rsid="0003527a" officeooo:paragraph-rsid="000393e7" style:font-weight-asian="normal" style:font-weight-complex="normal"/>
    </style:style>
    <style:style style:name="P12" style:family="paragraph" style:parent-style-name="Preformatted_20_Text">
      <style:text-properties fo:font-weight="normal" officeooo:rsid="000393e7" officeooo:paragraph-rsid="000393e7" style:font-weight-asian="normal" style:font-weight-complex="normal"/>
    </style:style>
    <style:style style:name="P13" style:family="paragraph" style:parent-style-name="Preformatted_20_Text">
      <style:text-properties officeooo:rsid="000393e7" officeooo:paragraph-rsid="00013c51"/>
    </style:style>
    <style:style style:name="T1" style:family="text">
      <style:text-properties officeooo:rsid="00013c51"/>
    </style:style>
    <style:style style:name="T2" style:family="text">
      <style:text-properties officeooo:rsid="001e12c8"/>
    </style:style>
    <style:style style:name="T3" style:family="text">
      <style:text-properties officeooo:rsid="00025adc"/>
    </style:style>
    <style:style style:name="T4" style:family="text">
      <style:text-properties officeooo:rsid="00027a47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393e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Иванов Илья, </text:span>Вариант 1.</text:p>
      <text:p text:style-name="P1"/>
      <text:p text:style-name="P1"><text:span text:style-name="T5">Актантные связи</text:span>:</text:p>
      <text:p text:style-name="P13"/>
      <text:p text:style-name="P1">сообщил <text:span text:style-name="T4">X</text:span> источник <text:span text:style-name="T4">Y</text:span></text:p>
      <text:p text:style-name="P1">человек <text:span text:style-name="T4">Y </text:span>снимал <text:span text:style-name="T4">X</text:span></text:p>
      <text:p text:style-name="P6">снимал X на Y</text:p>
      <text:p text:style-name="P6">снимал X попытку Y</text:p>
      <text:p text:style-name="P4">попытк<text:span text:style-name="T4">у</text:span> <text:span text:style-name="T3">X</text:span> водителя <text:span text:style-name="T3">Y</text:span></text:p>
      <text:p text:style-name="P5">попытк<text:span text:style-name="T4">у</text:span> <text:span text:style-name="T3">X</text:span> <text:span text:style-name="T6">замазать</text:span> <text:span text:style-name="T3">Y</text:span></text:p>
      <text:p text:style-name="P6">замазать X номер Y</text:p>
      <text:p text:style-name="P11">автомобиля <text:span text:style-name="T6">Y</text:span> оставленного <text:span text:style-name="T6">X</text:span></text:p>
      <text:p text:style-name="P6">оставленного X им Y</text:p>
      <text:p text:style-name="P6">оставленного X на Y</text:p>
      <text:p text:style-name="P1">что <text:span text:style-name="T4">Y </text:span>вызвало <text:span text:style-name="T4">X</text:span></text:p>
      <text:p text:style-name="P6">вызвало X реакцию Y</text:p>
      <text:p text:style-name="P6">реакцию X нарушителя Y</text:p>
      <text:p text:style-name="P6">заметившего X это Y</text:p>
      <text:p text:style-name="P7">заметившего X <text:span text:style-name="T6">нарушителя</text:span> Y</text:p>
      <text:p text:style-name="P3"/>
      <text:p text:style-name="P8">Атрибутивные связи:</text:p>
      <text:p text:style-name="P8"/>
      <text:p text:style-name="P12">как Y <text:span text:style-name="T1">сообщил X</text:span></text:p>
      <text:p text:style-name="P12">источник X газеты Y</text:p>
      <text:p text:style-name="P9">молодой Y человек X</text:p>
      <text:p text:style-name="P12">на X смартфон Y</text:p>
      <text:p text:style-name="P9">свой Y смартфон X</text:p>
      <text:p text:style-name="P12">номер X автомобиля Y</text:p>
      <text:p text:style-name="P9">своего Y автомобиля X</text:p>
      <text:p text:style-name="P12">на X парковке Y</text:p>
      <text:p text:style-name="P9">агрессивную Y реакцию X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1T23:16:47.334257033</dc:date>
    <meta:editing-duration>PT10M4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04" meta:character-count="515" meta:non-whitespace-character-count="438"/>
  </office:meta>
</office:document-meta>
</file>